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AF000000EC28CDA09DFCE42AB5.png" manifest:media-type="image/png"/>
  <manifest:file-entry manifest:full-path="Pictures/10000201000000AF000000ECF56CD60AB35BAA50.png" manifest:media-type="image/png"/>
  <manifest:file-entry manifest:full-path="Pictures/100002010000079E00000254054CB8936964A106.png" manifest:media-type="image/png"/>
  <manifest:file-entry manifest:full-path="Pictures/1000020100000321000001BC17AE5830388F2B2E.png" manifest:media-type="image/png"/>
  <manifest:file-entry manifest:full-path="Pictures/1000020100000321000001BC4E2B2E8AB07432D3.png" manifest:media-type="image/png"/>
  <manifest:file-entry manifest:full-path="Pictures/100002010000079E00000254BA397FF45A090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">
      <style:text-properties officeooo:paragraph-rsid="002c45fe"/>
    </style:style>
    <style:style style:name="P2" style:family="paragraph" style:parent-style-name="Norm">
      <style:text-properties officeooo:rsid="0046bddb" officeooo:paragraph-rsid="006738db"/>
    </style:style>
    <style:style style:name="P3" style:family="paragraph" style:parent-style-name="Norm">
      <style:text-properties officeooo:rsid="0046bddb" officeooo:paragraph-rsid="00689863"/>
    </style:style>
    <style:style style:name="P4" style:family="paragraph" style:parent-style-name="Norm">
      <style:text-properties officeooo:rsid="0046bddb" officeooo:paragraph-rsid="006a964f"/>
    </style:style>
    <style:style style:name="P5" style:family="paragraph" style:parent-style-name="Norm">
      <style:text-properties officeooo:paragraph-rsid="005f86b4"/>
    </style:style>
    <style:style style:name="P6" style:family="paragraph" style:parent-style-name="Norm">
      <style:text-properties officeooo:paragraph-rsid="006220f4"/>
    </style:style>
    <style:style style:name="P7" style:family="paragraph" style:parent-style-name="Norm">
      <style:text-properties officeooo:paragraph-rsid="00659648"/>
    </style:style>
    <style:style style:name="P8" style:family="paragraph" style:parent-style-name="Norm">
      <style:text-properties officeooo:paragraph-rsid="0066aa1a"/>
    </style:style>
    <style:style style:name="P9" style:family="paragraph" style:parent-style-name="Norm">
      <style:text-properties style:font-name="Work Sans1" officeooo:rsid="0046bddb" officeooo:paragraph-rsid="0066aa1a" style:font-size-asian="10.5pt"/>
    </style:style>
    <style:style style:name="P10" style:family="paragraph" style:parent-style-name="Norm">
      <style:text-properties style:font-name="Work Sans1" officeooo:rsid="0046bddb" officeooo:paragraph-rsid="006738db" style:font-size-asian="10.5pt"/>
    </style:style>
    <style:style style:name="P11" style:family="paragraph" style:parent-style-name="Norm">
      <style:text-properties style:font-name="Work Sans1" officeooo:rsid="006d4d81" officeooo:paragraph-rsid="006d4d81" style:font-size-asian="10.5pt"/>
    </style:style>
    <style:style style:name="P12" style:family="paragraph" style:parent-style-name="Norm">
      <style:text-properties style:font-name="Work Sans1" officeooo:rsid="0071bfcd" officeooo:paragraph-rsid="0071bfcd" style:font-size-asian="10.5pt"/>
    </style:style>
    <style:style style:name="P13" style:family="paragraph" style:parent-style-name="Norm">
      <style:text-properties style:font-name="Work Sans1" officeooo:rsid="00724068" officeooo:paragraph-rsid="00724068" style:font-size-asian="10.5pt"/>
    </style:style>
    <style:style style:name="P14" style:family="paragraph" style:parent-style-name="Norm">
      <style:text-properties style:font-name="Work Sans1" officeooo:rsid="00756328" officeooo:paragraph-rsid="00756328" style:font-size-asian="10.5pt"/>
    </style:style>
    <style:style style:name="P15" style:family="paragraph" style:parent-style-name="Norm">
      <style:text-properties officeooo:paragraph-rsid="006738db"/>
    </style:style>
    <style:style style:name="P16" style:family="paragraph" style:parent-style-name="Norm">
      <style:text-properties officeooo:paragraph-rsid="0048b0ef"/>
    </style:style>
    <style:style style:name="P17" style:family="paragraph" style:parent-style-name="Norm">
      <style:text-properties officeooo:paragraph-rsid="00689863"/>
    </style:style>
    <style:style style:name="P18" style:family="paragraph" style:parent-style-name="Norm">
      <style:text-properties officeooo:rsid="006738db" officeooo:paragraph-rsid="006738db"/>
    </style:style>
    <style:style style:name="P19" style:family="paragraph" style:parent-style-name="Norm">
      <style:text-properties officeooo:paragraph-rsid="006d4d81"/>
    </style:style>
    <style:style style:name="P20" style:family="paragraph" style:parent-style-name="Norm">
      <style:text-properties officeooo:paragraph-rsid="0071bfcd"/>
    </style:style>
    <style:style style:name="P21" style:family="paragraph" style:parent-style-name="Norm">
      <style:text-properties officeooo:paragraph-rsid="00724068"/>
    </style:style>
    <style:style style:name="P22" style:family="paragraph" style:parent-style-name="Norm">
      <style:text-properties officeooo:paragraph-rsid="00756328"/>
    </style:style>
    <style:style style:name="P23" style:family="paragraph" style:parent-style-name="Norm">
      <style:text-properties officeooo:paragraph-rsid="007a279a"/>
    </style:style>
    <style:style style:name="P24" style:family="paragraph" style:parent-style-name="Norm">
      <style:text-properties officeooo:paragraph-rsid="007bf504"/>
    </style:style>
    <style:style style:name="P25" style:family="paragraph" style:parent-style-name="Standard">
      <style:text-properties officeooo:paragraph-rsid="0071bfcd"/>
    </style:style>
    <style:style style:name="P26" style:family="paragraph" style:parent-style-name="Titre2">
      <style:text-properties officeooo:paragraph-rsid="0071bfcd"/>
    </style:style>
    <style:style style:name="P27" style:family="paragraph" style:parent-style-name="TitreLecon" style:master-page-name="PremierePage">
      <style:paragraph-properties style:page-number="auto"/>
      <style:text-properties officeooo:paragraph-rsid="003e410b"/>
    </style:style>
    <style:style style:name="P28" style:family="paragraph" style:parent-style-name="Titre1">
      <style:text-properties fo:color="#2b2f71" style:font-name="Work Sans Light" fo:font-size="18pt" style:text-underline-style="solid" style:text-underline-width="auto" style:text-underline-color="font-color" fo:font-weight="250" officeooo:rsid="005a97f9" officeooo:paragraph-rsid="006d4d81" style:font-size-asian="10.5pt" style:font-size-complex="22pt"/>
    </style:style>
    <style:style style:name="T1" style:family="text">
      <style:text-properties style:font-name="Work Sans1" officeooo:rsid="00442afa" style:font-size-asian="10.5pt"/>
    </style:style>
    <style:style style:name="T2" style:family="text">
      <style:text-properties style:font-name="Work Sans1" officeooo:rsid="00756328" style:font-size-asian="10.5pt"/>
    </style:style>
    <style:style style:name="T3" style:family="text">
      <style:text-properties style:font-name="Work Sans1" officeooo:rsid="006220f4" style:font-size-asian="10.5pt"/>
    </style:style>
    <style:style style:name="T4" style:family="text">
      <style:text-properties style:font-name="Work Sans1" officeooo:rsid="0048b0ef" style:font-size-asian="10.5pt"/>
    </style:style>
    <style:style style:name="T5" style:family="text">
      <style:text-properties style:font-name="Work Sans1" officeooo:rsid="00689863" style:font-size-asian="10.5pt"/>
    </style:style>
    <style:style style:name="T6" style:family="text">
      <style:text-properties style:font-name="Work Sans1" officeooo:rsid="006a964f" style:font-size-asian="10.5pt"/>
    </style:style>
    <style:style style:name="T7" style:family="text">
      <style:text-properties style:font-name="Work Sans1" officeooo:rsid="007a279a" style:font-size-asian="10.5pt"/>
    </style:style>
    <style:style style:name="T8" style:family="text">
      <style:text-properties style:font-name="Work Sans1" officeooo:rsid="007c6663" style:font-size-asian="10.5pt"/>
    </style:style>
    <style:style style:name="T9" style:family="text">
      <style:text-properties style:font-name="Work Sans1" fo:font-size="14pt" fo:font-weight="bold" officeooo:rsid="0071bfcd" style:font-size-asian="10.5pt" style:font-weight-asian="bold" style:font-size-complex="16pt" style:font-weight-complex="bold"/>
    </style:style>
    <style:style style:name="T10" style:family="text">
      <style:text-properties style:font-name="Work Sans1" fo:font-size="14pt" fo:font-weight="bold" officeooo:rsid="00724068" style:font-size-asian="10.5pt" style:font-weight-asian="bold" style:font-size-complex="16pt" style:font-weight-complex="bold"/>
    </style:style>
    <style:style style:name="T11" style:family="text">
      <style:text-properties officeooo:rsid="00756328"/>
    </style:style>
    <style:style style:name="T12" style:family="text">
      <style:text-properties officeooo:rsid="00442afa"/>
    </style:style>
    <style:style style:name="T13" style:family="text">
      <style:text-properties officeooo:rsid="0048b0ef"/>
    </style:style>
    <style:style style:name="T14" style:family="text">
      <style:text-properties officeooo:rsid="004ed9bf"/>
    </style:style>
    <style:style style:name="T15" style:family="text">
      <style:text-properties officeooo:rsid="005f86b4"/>
    </style:style>
    <style:style style:name="T16" style:family="text">
      <style:text-properties officeooo:rsid="003e410b"/>
    </style:style>
    <style:style style:name="T17" style:family="text">
      <style:text-properties fo:color="#2b2f71" style:font-name="Work Sans SemiBold" fo:font-size="22pt" style:text-underline-style="solid" style:text-underline-width="auto" style:text-underline-color="font-color" fo:font-weight="normal" officeooo:rsid="003e410b" style:font-size-asian="22pt" style:font-size-complex="22pt"/>
    </style:style>
    <style:style style:name="T18" style:family="text">
      <style:text-properties fo:color="#2b2f71" style:font-name="Work Sans SemiBold" fo:font-size="22pt" style:text-underline-style="solid" style:text-underline-width="auto" style:text-underline-color="font-color" fo:font-weight="normal" officeooo:rsid="005f86b4" style:font-size-asian="22pt" style:font-size-complex="22pt"/>
    </style:style>
    <style:style style:name="T19" style:family="text">
      <style:text-properties officeooo:rsid="006220f4"/>
    </style:style>
    <style:style style:name="T20" style:family="text">
      <style:text-properties officeooo:rsid="00659648"/>
    </style:style>
    <style:style style:name="T21" style:family="text">
      <style:text-properties officeooo:rsid="0066aa1a"/>
    </style:style>
    <style:style style:name="T22" style:family="text">
      <style:text-properties style:font-name="TlwgMono" fo:font-size="11pt" fo:font-weight="normal" fo:background-color="#e6e6ff" loext:char-shading-value="0" style:font-size-asian="10.5pt"/>
    </style:style>
    <style:style style:name="T23" style:family="text">
      <style:text-properties style:font-name="TlwgMono" fo:font-size="11pt" fo:font-weight="normal" officeooo:rsid="0066aa1a" fo:background-color="#e6e6ff" loext:char-shading-value="0" style:font-size-asian="10.5pt"/>
    </style:style>
    <style:style style:name="T24" style:family="text">
      <style:text-properties style:font-name="TlwgMono" fo:font-size="11pt" fo:font-weight="normal" officeooo:rsid="006738db" fo:background-color="#e6e6ff" loext:char-shading-value="0" style:font-size-asian="10.5pt"/>
    </style:style>
    <style:style style:name="T25" style:family="text">
      <style:text-properties style:font-name="TlwgMono" fo:font-size="11pt" fo:font-weight="normal" officeooo:rsid="00689863" fo:background-color="#e6e6ff" loext:char-shading-value="0" style:font-size-asian="10.5pt"/>
    </style:style>
    <style:style style:name="T26" style:family="text">
      <style:text-properties style:font-name="TlwgMono" fo:font-size="11pt" fo:font-weight="normal" officeooo:rsid="006d4d81" fo:background-color="#e6e6ff" loext:char-shading-value="0" style:font-size-asian="10.5pt"/>
    </style:style>
    <style:style style:name="T27" style:family="text">
      <style:text-properties style:font-name="TlwgMono" fo:font-size="11pt" fo:font-weight="normal" officeooo:rsid="0071bfcd" fo:background-color="#e6e6ff" loext:char-shading-value="0" style:font-size-asian="10.5pt"/>
    </style:style>
    <style:style style:name="T28" style:family="text">
      <style:text-properties style:font-name="TlwgMono" fo:font-size="11pt" fo:font-weight="normal" officeooo:rsid="006220f4" fo:background-color="#e6e6ff" loext:char-shading-value="0" style:font-size-asian="10.5pt"/>
    </style:style>
    <style:style style:name="T29" style:family="text">
      <style:text-properties style:font-name="TlwgMono" fo:font-size="11pt" fo:font-weight="normal" officeooo:rsid="00724068" fo:background-color="#e6e6ff" loext:char-shading-value="0" style:font-size-asian="10.5pt"/>
    </style:style>
    <style:style style:name="T30" style:family="text">
      <style:text-properties style:font-name="TlwgMono" fo:font-size="11pt" fo:font-weight="normal" officeooo:rsid="007c6663" fo:background-color="#e6e6ff" loext:char-shading-value="0" style:font-size-asian="10.5pt"/>
    </style:style>
    <style:style style:name="T31" style:family="text">
      <style:text-properties officeooo:rsid="006738db"/>
    </style:style>
    <style:style style:name="T32" style:family="text">
      <style:text-properties style:text-underline-style="solid" style:text-underline-width="auto" style:text-underline-color="font-color" officeooo:rsid="006220f4"/>
    </style:style>
    <style:style style:name="T33" style:family="text">
      <style:text-properties officeooo:rsid="00689863"/>
    </style:style>
    <style:style style:name="T34" style:family="text">
      <style:text-properties officeooo:rsid="006a964f"/>
    </style:style>
    <style:style style:name="T35" style:family="text">
      <style:text-properties officeooo:rsid="006d4d81"/>
    </style:style>
    <style:style style:name="T36" style:family="text">
      <style:text-properties style:font-name="Work Sans Light" fo:font-weight="250" officeooo:rsid="005a97f9" style:font-size-asian="10.5pt"/>
    </style:style>
    <style:style style:name="T37" style:family="text">
      <style:text-properties style:font-name="Work Sans Light" fo:font-weight="250" officeooo:rsid="006fef02" style:font-size-asian="10.5pt"/>
    </style:style>
    <style:style style:name="T38" style:family="text">
      <style:text-properties officeooo:rsid="006fa53a"/>
    </style:style>
    <style:style style:name="T39" style:family="text">
      <style:text-properties officeooo:rsid="006fef02"/>
    </style:style>
    <style:style style:name="T40" style:family="text">
      <style:text-properties officeooo:rsid="0071bfcd"/>
    </style:style>
    <style:style style:name="T41" style:family="text">
      <style:text-properties fo:font-size="14pt" fo:font-weight="bold" officeooo:rsid="001f2cd6" style:font-weight-asian="bold" style:font-size-complex="16pt" style:font-weight-complex="bold"/>
    </style:style>
    <style:style style:name="T42" style:family="text">
      <style:text-properties fo:font-size="14pt" fo:font-weight="bold" officeooo:rsid="0071bfcd" style:font-weight-asian="bold" style:font-size-complex="16pt" style:font-weight-complex="bold"/>
    </style:style>
    <style:style style:name="T43" style:family="text">
      <style:text-properties officeooo:rsid="00736d69"/>
    </style:style>
    <style:style style:name="T44" style:family="text">
      <style:text-properties officeooo:rsid="007a279a"/>
    </style:style>
    <style:style style:name="T45" style:family="text">
      <style:text-properties officeooo:rsid="007c6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09cm" style:color="#000000" style:height="100%" style:style="dotted"/>
          <style:column style:rel-width="32767*" fo:start-indent="0cm" fo:end-indent="0.15cm"/>
          <style:column style:rel-width="32768*" fo:start-indent="0.1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6">Les </text:span><text:span text:style-name="T17">d</text:span><text:span text:style-name="T18">ictionnaires</text:span></text:h>
      <text:p text:style-name="P22"><text:span text:style-name="Norm">Un dictonnaire (type </text:span><text:span text:style-name="Reference">dict</text:span><text:span text:style-name="Norm">) </text:span><text:span text:style-name="Norm"><text:span text:style-name="T3">est un type construit (données composites) mutable d</text:span></text:span><text:span text:style-name="Norm"><text:span text:style-name="T2">e la même manière qu’une </text:span></text:span><text:span text:style-name="Norm"><text:span text:style-name="T3">liste</text:span></text:span><text:span text:style-name="Norm"><text:span text:style-name="T19">. La principale différence est que les indices ne sont pas obligatoirement des entiers (0, 1, 2, 3 …) et peuvent être de type </text:span></text:span><text:span text:style-name="Reference"><text:span text:style-name="T19">str, <text:s/>float</text:span></text:span><text:span text:style-name="Norm"><text:span text:style-name="T19">.</text:span></text:span></text:p>
      <text:p text:style-name="P22"><text:span text:style-name="Norm"><text:span text:style-name="T19">Ces indices ne sont pas ordonnés et s’appellent des </text:span></text:span><text:span text:style-name="Norm"><text:span text:style-name="T32">clés</text:span></text:span><text:span text:style-name="Norm"><text:span text:style-name="T19">. A chaque clé correspond une valeur.</text:span></text:span></text:p>
      <text:p text:style-name="P7"><text:span text:style-name="Norm"><text:span text:style-name="T20">Ce type de données sera privilégié lors de manipulation de tableau de données non homogènes (mélangeant des chaînes de caractères et des entiers).</text:span></text:span></text:p>
      <text:list xml:id="list610537541" text:style-name="Numbering_20_1">
        <text:list-item>
          <text:h text:style-name="Titre1" text:outline-level="2"><text:span text:style-name="Reference">Construction d’un dictionnaire</text:span></text:h>
        </text:list-item>
      </text:list>
      <text:p text:style-name="P5"><text:span text:style-name="Norm"><text:span text:style-name="T15">Un dictionnaire peut être construit à partir d’un dictinnaire vide, noté</text:span></text:span><text:span text:style-name="Reference"><text:span text:style-name="T15"> { }</text:span></text:span><text:span text:style-name="Norm"><text:span text:style-name="T15"> et en y ajoutant des entrées avec des affectations de la forme </text:span></text:span><text:span text:style-name="Reference"><text:span text:style-name="T15">d[clé] = valeur</text:span></text:span></text:p>
      <text:p text:style-name="P5"><text:span text:style-name="Code"><text:span text:style-name="T15">&gt;&gt;&gt; dico = {}<text:tab/><text:tab/><text:tab/><text:tab/><text:tab/><text:tab/><text:tab/><text:tab/><text:tab/><text:tab/><text:tab/></text:span></text:span></text:p>
      <text:p text:style-name="P5"><text:span text:style-name="Code"><text:span text:style-name="T15">&gt;&gt;&gt; dico[‘yes’] = ‘oui’<text:tab/><text:tab/><text:tab/><text:tab/><text:tab/><text:tab/><text:tab/><text:tab/><text:tab/></text:span></text:span></text:p>
      <text:p text:style-name="P5"><text:span text:style-name="Code"><text:span text:style-name="T15">&gt;&gt;&gt; dico[‘no’] = ‘non’<text:tab/><text:tab/><text:tab/><text:tab/><text:tab/><text:tab/><text:tab/><text:tab/><text:tab/></text:span></text:span></text:p>
      <text:p text:style-name="P5"><text:span text:style-name="Code"><text:span text:style-name="T15">&gt;&gt;&gt; dico[‘and’] = ‘et’<text:tab/><text:tab/><text:tab/><text:tab/><text:tab/><text:tab/><text:tab/><text:tab/><text:tab/></text:span></text:span></text:p>
      <text:p text:style-name="P5"><text:span text:style-name="Code"><text:span text:style-name="T15">&gt;&gt;&gt; dico[‘or’] = ‘ou’<text:tab/><text:tab/><text:tab/><text:tab/><text:tab/><text:tab/><text:tab/><text:tab/><text:tab/><text:tab/></text:span></text:span></text:p>
      <text:p text:style-name="P5"><text:span text:style-name="Code"><text:span text:style-name="T15">&gt;&gt;&gt; dico<text:tab/><text:tab/><text:tab/><text:tab/><text:tab/><text:tab/><text:tab/><text:tab/><text:tab/><text:tab/><text:tab/><text:tab/></text:span></text:span></text:p>
      <text:p text:style-name="P6"><text:span text:style-name="Code"><text:span text:style-name="T15">{‘or’ : ‘ou’, ‘and’ : ‘et’, ‘no’ : ‘non’, ‘yes’ : ‘oui’}<text:tab/><text:tab/><text:tab/></text:span></text:span></text:p>
      <text:p text:style-name="P6"><text:span text:style-name="Norm"/></text:p>
      <text:p text:style-name="P6"><text:span text:style-name="Norm"><text:span text:style-name="T19">Il est aussi possible de définir directement entre accolades, l’ensemble de </text:span></text:span><text:span text:style-name="Reference"><text:span text:style-name="T19">clés : valeurs</text:span></text:span><text:span text:style-name="Norm"><text:span text:style-name="T19"> séparés par des virgules.</text:span></text:span></text:p>
      <text:p text:style-name="P6"><text:span text:style-name="Code"><text:span text:style-name="T19">&gt;&gt;&gt; dico = {‘or’ : ‘ou’, ‘and’ : ‘et’, ‘no’ : ‘non’, ‘yes’ : ‘oui’}<text:tab/></text:span></text:span></text:p>
      <text:p text:style-name="P6"><text:span text:style-name="Code"><text:span text:style-name="T19">&gt;&gt;&gt; dico<text:tab/><text:tab/><text:tab/><text:tab/><text:tab/><text:tab/><text:tab/><text:tab/><text:tab/><text:tab/><text:tab/><text:tab/></text:span></text:span></text:p>
      <text:p text:style-name="P6"><text:span text:style-name="Code"><text:span text:style-name="T19">{‘and’ : ‘et’, ‘or’ : ‘ou’, ‘no’ : ‘non’, ‘yes’ : ‘oui’}<text:tab/><text:tab/><text:tab/></text:span></text:span></text:p>
      <text:p text:style-name="P5"><text:span text:style-name="Norm"/></text:p>
      <text:p text:style-name="P6"><text:span text:style-name="Norm"><text:span text:style-name="T32">Remarque</text:span></text:span><text:span text:style-name="Norm"><text:span text:style-name="T19"> : L’ordre d’insertion n’est pas important. Le dictionnaire est affiché en </text:span></text:span><text:span text:style-name="Norm"><text:span text:style-name="T32">présentant les clés dans un ordre arbitraire</text:span></text:span><text:span text:style-name="Norm"><text:span text:style-name="T19">, qui n’est ni l’ordre d’insertion, ni l’ordre alphabétique.</text:span></text:span></text:p>
      <text:list xml:id="list145733441780660" text:continue-numbering="true" text:style-name="Numbering_20_1">
        <text:list-item>
          <text:h text:style-name="Titre1" text:outline-level="2">Manipulation des dictionnaires</text:h>
        </text:list-item>
      </text:list>
      <text:section text:style-name="Sect1" text:name="Section1">
        <text:h text:style-name="Titre2" text:outline-level="3"><text:span text:style-name="Norm">Accès à une valeur</text:span></text:h>
        <text:p text:style-name="P9">L’<text:span text:style-name="T21">accès à une valeur s’effectue à l’aide de sa clé avec la construction</text:span><text:span text:style-name="Reference"><text:span text:style-name="T21"> d[cle]</text:span></text:span></text:p>
        <text:p text:style-name="P8"><text:span text:style-name="Code"><text:span text:style-name="T19">&gt;&gt;&gt; dico = {‘or’ : ‘ou’, ‘and’ : ‘et’}<text:tab/></text:span></text:span></text:p>
        <text:p text:style-name="P8"><text:span text:style-name="Code"><text:span text:style-name="T21">&gt;&gt;&gt; dico[‘and’]<text:tab/><text:tab/><text:tab/><text:tab/><text:tab/></text:span></text:span></text:p>
        <text:p text:style-name="P8"><text:span text:style-name="Code"><text:span text:style-name="T21">‘et’<text:tab/><text:tab/><text:tab/><text:tab/><text:tab/><text:tab/><text:tab/></text:span></text:span></text:p>
        <text:p text:style-name="P18">Si on tente d’obtenir la valeur associée à une clé qui n’est pas dans le dictionnaire, l’erreur suivante apparaît :</text:p>
        <text:p text:style-name="P2"><text:span text:style-name="Code"><text:span text:style-name="T23">&gt;&gt;&gt; dico[‘</text:span></text:span><text:span text:style-name="Code"><text:span text:style-name="T24">ou</text:span></text:span><text:span text:style-name="Code"><text:span text:style-name="T23">’]<text:tab/><text:tab/><text:tab/><text:tab/><text:tab/></text:span></text:span></text:p>
        <text:p text:style-name="P2"><text:span text:style-name="Code">Traceback (most recent call last):<text:tab/></text:span></text:p>
        <text:p text:style-name="P2"><text:span text:style-name="Code"><text:s text:c="2"/>File "&lt;pyshell&gt;",line 1, in &lt;module</text:span><text:span text:style-name="Code"><text:span text:style-name="T45">&gt;</text:span></text:span><text:span text:style-name="Code"><text:tab/></text:span></text:p>
        <text:p text:style-name="P2"><text:span text:style-name="Code">KeyError: 'ou'<text:tab/><text:tab/><text:tab/><text:tab/><text:tab/></text:span></text:p>
        <text:p text:style-name="P11">Afin d’éviter cette erreur qui a pour effet d’arrêter le programme, il est possible d’utiliser la méthode <text:span text:style-name="Reference">get</text:span>. Cette méthode renvoie la valeur associée à la clé si elle existe, sinon elle renvoie la valeur <text:span text:style-name="Reference">None</text:span>.</text:p>
        <text:p text:style-name="P19"><text:soft-page-break/><text:span text:style-name="Code"><text:span text:style-name="T19">&gt;&gt;&gt; dico = {‘or’ : ‘ou’, ‘and’ : ‘et’, ‘no’ : ‘non’}<text:tab/><text:tab/><text:tab/><text:tab/><text:tab/></text:span></text:span></text:p>
        <text:p text:style-name="P19"><text:span text:style-name="Code"><text:span text:style-name="T23">&gt;&gt;&gt; dico.</text:span></text:span><text:span text:style-name="Code"><text:span text:style-name="T26">get(</text:span></text:span><text:span text:style-name="Code"><text:span text:style-name="T23">‘and’)<text:tab/><text:tab/><text:tab/><text:tab/></text:span></text:span></text:p>
        <text:p text:style-name="P11"><text:span text:style-name="Code"><text:span text:style-name="T23">‘et’<text:tab/><text:tab/><text:tab/><text:tab/><text:tab/><text:tab/><text:tab/></text:span></text:span></text:p>
        <text:p text:style-name="P11"><text:span text:style-name="Code"><text:span text:style-name="T23">&gt;&gt;&gt; dico.</text:span></text:span><text:span text:style-name="Code"><text:span text:style-name="T22">get(</text:span></text:span><text:span text:style-name="Code"><text:span text:style-name="T23">‘</text:span></text:span><text:span text:style-name="Code"><text:span text:style-name="T22">ou</text:span></text:span><text:span text:style-name="Code"><text:span text:style-name="T23">’)<text:tab/><text:tab/><text:tab/><text:tab/></text:span></text:span></text:p>
        <text:p text:style-name="P11"><text:span text:style-name="Code">None<text:tab/><text:tab/><text:tab/><text:tab/><text:tab/><text:tab/><text:tab/></text:span></text:p>
        <text:h text:style-name="Titre2" text:outline-level="3"/>
        <text:h text:style-name="Titre2" text:outline-level="3"/>
        <text:h text:style-name="Titre2" text:outline-level="3">Test de valeur</text:h>
        <text:p text:style-name="P10">O<text:span text:style-name="T31">n peut tester si le dictionnaire possède une entrée pour une certaine clé avec la construction </text:span><text:span text:style-name="Reference"><text:span text:style-name="T31">clé in d</text:span></text:span></text:p>
        <text:p text:style-name="P15"><text:span text:style-name="Code"><text:span text:style-name="T19">&gt;&gt;&gt; dico = {‘or’ : ‘ou’, ‘and’ : ‘et’}<text:tab/></text:span></text:span></text:p>
        <text:p text:style-name="P15"><text:span text:style-name="Code"><text:span text:style-name="T21">&gt;&gt;&gt; ‘and’ in dico<text:tab/><text:tab/><text:tab/><text:tab/></text:span></text:span></text:p>
        <text:p text:style-name="P17"><text:span text:style-name="Code"><text:span text:style-name="T33">True<text:tab/><text:tab/><text:tab/><text:tab/><text:tab/><text:tab/><text:tab/></text:span></text:span></text:p>
        <text:p text:style-name="P17"><text:span text:style-name="Code"><text:span text:style-name="T33">&gt;&gt;&gt; ‘yes’ in dico<text:tab/><text:tab/><text:tab/><text:tab/></text:span></text:span></text:p>
        <text:p text:style-name="P17"><text:span text:style-name="Code"><text:span text:style-name="T33">False<text:tab/><text:tab/><text:tab/><text:tab/><text:tab/><text:tab/><text:tab/></text:span></text:span></text:p>
        <text:p text:style-name="P17"><text:span text:style-name="Code"><text:span text:style-name="T25"/></text:span></text:p>
        <text:h text:style-name="Titre2" text:outline-level="3"><text:span text:style-name="Norm">Suppression d’élément</text:span><text:span text:style-name="Norm"><text:span text:style-name="T14">s</text:span></text:span></text:h>
        <text:p text:style-name="P16"><text:span text:style-name="T13">La fonction </text:span><text:span text:style-name="Reference"><text:span text:style-name="T13">del()</text:span></text:span><text:span text:style-name="T13"> supprime sur place un élément </text:span><text:span text:style-name="T4">d</text:span><text:span text:style-name="T5">u dictionnaire repéré par sa clé.</text:span></text:p>
        <text:p text:style-name="P3"><text:span text:style-name="Code"><text:span text:style-name="T19">&gt;&gt;&gt; dico = {‘or’ : ‘ou’, ‘and’ : ‘et’}<text:tab/></text:span></text:span></text:p>
        <text:p text:style-name="P17"><text:span text:style-name="Code"><text:span text:style-name="T21">&gt;&gt;&gt; del(dico[‘or’])<text:tab/><text:tab/><text:tab/><text:tab/></text:span></text:span></text:p>
        <text:p text:style-name="P17"><text:span text:style-name="Code"><text:span text:style-name="T33">&gt;&gt;&gt; dico<text:tab/><text:tab/><text:tab/><text:tab/><text:tab/><text:tab/></text:span></text:span></text:p>
        <text:p text:style-name="P17"><text:span text:style-name="Code"><text:span text:style-name="T19"><text:s/>{‘and’ : ‘et’}<text:tab/><text:tab/><text:tab/><text:tab/><text:tab/></text:span></text:span></text:p>
        <text:h text:style-name="Titre2" text:outline-level="3">Longueur d’un <text:span text:style-name="T33">dictionnaire</text:span></text:h>
        <text:p text:style-name="P16"><text:span text:style-name="T13">La fonction </text:span><text:span text:style-name="Reference"><text:span text:style-name="T13">len() </text:span></text:span><text:span text:style-name="T13">permet comme tout type construit (string, liste, tuple …), de connaître la longueur d’un </text:span><text:span text:style-name="T4">d</text:span><text:span text:style-name="T6">ictionnaire</text:span></text:p>
        <text:p text:style-name="P4"><text:span text:style-name="Code">&gt;&gt;&gt;</text:span><text:span text:style-name="Code"><text:span text:style-name="T19">dico = {‘or’ : ‘ou’, ‘and’ : ‘et’}<text:tab/></text:span></text:span></text:p>
        <text:p text:style-name="P4"><text:span text:style-name="Code"><text:span text:style-name="T34">&gt;&gt;&gt; len(dico)<text:tab/><text:tab/><text:tab/><text:tab/><text:tab/></text:span></text:span></text:p>
        <text:p text:style-name="P4"><text:span text:style-name="Code"><text:span text:style-name="T38">2<text:tab/><text:tab/><text:tab/></text:span></text:span><text:span text:style-name="Code"><text:tab/><text:tab/><text:tab/><text:tab/></text:span></text:p>
        <text:p text:style-name="P16"><text:span text:style-name="Norm"/></text:p>
        <text:h text:style-name="Titre2" text:outline-level="3"><text:span text:style-name="Norm">Parcours d’un dictionnaire</text:span></text:h>
        <text:p text:style-name="P23"><text:span text:style-name="Norm"><text:span text:style-name="T44">On peut parcourir toutes les clés d’un dictionnaire avec la boucle </text:span></text:span><text:span text:style-name="Reference"><text:span text:style-name="T44">for</text:span></text:span><text:span text:style-name="Norm"><text:span text:style-name="T44"> , l’ordre de parcours </text:span></text:span><text:span text:style-name="Norm"><text:span text:style-name="T7">é</text:span></text:span><text:span text:style-name="Norm"><text:span text:style-name="T8">tant</text:span></text:span><text:span text:style-name="Norm"><text:span text:style-name="T44"> arbitraire. On peut ainsi afficher le contenu d’un dictionnaire </text:span></text:span><text:span text:style-name="Reference"><text:span text:style-name="T44">dico</text:span></text:span><text:span text:style-name="Norm"><text:span text:style-name="T44"> avec la boucle </text:span></text:span></text:p>
        <text:p text:style-name="P23"><text:span text:style-name="Code"><text:span text:style-name="T44">for i in dico :<text:tab/><text:tab/><text:tab/><text:tab/><text:tab/></text:span></text:span></text:p>
        <text:p text:style-name="P24"><text:span text:style-name="Code"><text:tab/></text:span><text:span text:style-name="Code"><text:span text:style-name="T44">print(‘la clé’, i, ‘est associée<text:tab/></text:span></text:span></text:p>
        <text:p text:style-name="P24"><text:span text:style-name="Code"><text:span text:style-name="T44"><text:tab/>à la valeur’, dico[i])<text:tab/><text:tab/></text:span></text:span></text:p>
      </text:section>
      <text:list xml:id="list145731761087523" text:continue-numbering="true" text:style-name="Numbering_20_1">
        <text:list-item>
          <text:h text:style-name="P28" text:outline-level="2"><text:span text:style-name="Reference">O</text:span><text:span text:style-name="Reference"><text:span text:style-name="T35">pérations sur les dictionnaires</text:span></text:span></text:h>
        </text:list-item>
      </text:list>
      <text:p text:style-name="P19"><text:span text:style-name="Reference"><text:span text:style-name="T36">D</text:span></text:span><text:span text:style-name="Reference"><text:span text:style-name="T37">es opérateurs spécifiques de <text:s/>filtrage de données existent afin de </text:span></text:span><text:span text:style-name="Reference"><text:span text:style-name="T39">comparer deux dictionnaires. Ces opérateurs sont associés à des méthodes qui donnent accès à l’ensemble des couples clé/valeur (méthode item) ou plus spécifiquement à l’ensemble des clés (méthode keys) ou des valeurs (méthode values).</text:span></text:span></text:p>
      <text:p text:style-name="P20"><text:span text:style-name="Code"><text:span text:style-name="T19">&gt;&gt;&gt; dico = {‘or’ : ‘ou’, ‘and’ : ‘et’}<text:tab/><text:tab/><text:tab/><text:tab/></text:span></text:span></text:p>
      <text:p text:style-name="P20"><text:span text:style-name="Code"><text:span text:style-name="T40">&gt;&gt;&gt; dico.items()<text:tab/><text:tab/><text:tab/><text:tab/><text:tab/><text:tab/><text:tab/><text:tab/></text:span></text:span></text:p>
      <text:p text:style-name="P20"><text:span text:style-name="Code"><text:span text:style-name="T40">dict_items([(‘or’ : ‘ou’), (‘and’ : ‘et’)])<text:tab/><text:tab/><text:tab/></text:span></text:span></text:p>
      <text:p text:style-name="P20"><text:span text:style-name="Code"><text:span text:style-name="T40">&gt;&gt;&gt; dico.keys()<text:tab/><text:tab/><text:tab/><text:tab/><text:tab/><text:tab/><text:tab/><text:tab/></text:span></text:span></text:p>
      <text:p text:style-name="P20"><text:span text:style-name="Code"><text:span text:style-name="T40">dict_</text:span></text:span><text:span text:style-name="Code"><text:span text:style-name="T27">keys</text:span></text:span><text:span text:style-name="Code"><text:span text:style-name="T40">([‘or’,‘and’])<text:tab/><text:tab/><text:tab/><text:tab/><text:tab/><text:tab/></text:span></text:span></text:p>
      <text:p text:style-name="P20"><text:span text:style-name="Code"><text:span text:style-name="T40">&gt;&gt;&gt; dico.</text:span></text:span><text:span text:style-name="Code"><text:span text:style-name="T27">values</text:span></text:span><text:span text:style-name="Code"><text:span text:style-name="T40">()<text:tab/><text:tab/><text:tab/><text:tab/><text:tab/><text:tab/><text:tab/></text:span></text:span></text:p>
      <text:p text:style-name="P20"><text:span text:style-name="Code"><text:span text:style-name="T40">dict_</text:span></text:span><text:span text:style-name="Code"><text:span text:style-name="T27">v</text:span></text:span><text:span text:style-name="Code"><text:span text:style-name="T30">alues</text:span></text:span><text:span text:style-name="Code"><text:span text:style-name="T40">([‘ou’,‘et’])<text:tab/><text:tab/><text:tab/><text:tab/><text:tab/><text:tab/></text:span></text:span></text:p>
      <text:p text:style-name="P20"><text:span text:style-name="Code"/></text:p>
      <text:p text:style-name="P25"/>
      <text:section text:style-name="Sect1" text:name="Section2">
        <text:h text:style-name="P26" text:outline-level="3"><text:span text:style-name="Norm"><text:span text:style-name="T41">C</text:span></text:span><text:span text:style-name="Norm"><text:span text:style-name="T42">omparaison de </text:span></text:span><text:span text:style-name="Norm"><text:span text:style-name="T9">d</text:span></text:span><text:span text:style-name="Norm"><text:span text:style-name="T10">ictionnaires</text:span></text:span></text:h>
        <text:p text:style-name="P12">L’opérateur <text:span text:style-name="Reference">&amp;</text:span> permet de trouver des clés communes à deux dictionnaires</text:p>
        <text:p text:style-name="P20"><text:span text:style-name="Code"><text:span text:style-name="T19">&gt;&gt;&gt; dico1 = {‘one’: </text:span></text:span><text:span text:style-name="Code"><text:span text:style-name="T28">1</text:span></text:span><text:span text:style-name="Code"><text:span text:style-name="T19">,’two’: 2}<text:tab/><text:tab/></text:span></text:span></text:p>
        <text:p text:style-name="P20"><text:span text:style-name="Code"><text:span text:style-name="T21">&gt;&gt;&gt; </text:span></text:span><text:span text:style-name="Code"><text:span text:style-name="T23">d</text:span></text:span><text:span text:style-name="Code"><text:span text:style-name="T27">ico2 = {</text:span></text:span><text:span text:style-name="Code"><text:span text:style-name="T19">’two’: 2, ‘three’: 3}<text:tab/></text:span></text:span></text:p>
        <text:p text:style-name="P21"><text:span text:style-name="Code"><text:span text:style-name="T23">&gt;</text:span></text:span><text:span text:style-name="Code"><text:span text:style-name="T27">&gt;&gt; dico1.keys() &amp; dico</text:span></text:span><text:span text:style-name="Code"><text:span text:style-name="T29">2</text:span></text:span><text:span text:style-name="Code"><text:span text:style-name="T27">.keys()</text:span></text:span><text:span text:style-name="Code"><text:span text:style-name="T40"><text:tab/><text:tab/></text:span></text:span></text:p>
        <text:p text:style-name="P21"><text:soft-page-break/><text:span text:style-name="Code">{'two'}<text:tab/><text:tab/><text:tab/><text:tab/><text:tab/><text:tab/></text:span></text:p>
        <text:p text:style-name="P21"><text:span text:style-name="Norm"><text:span text:style-name="T10"/></text:span></text:p>
        <text:p text:style-name="P13"><text:span text:style-name="Norm">De la même manière on p</text:span><text:span text:style-name="Norm"><text:span text:style-name="T43">e</text:span></text:span><text:span text:style-name="Norm">ut comparer des couples clé / valeurs communs.</text:span></text:p>
        <text:p text:style-name="P13"><text:span text:style-name="Code">&gt;&gt;&gt; dico1.items() &amp; dico2.items()<text:tab/></text:span></text:p>
        <text:p text:style-name="P13"><text:span text:style-name="Code">{('two', 2)}<text:tab/><text:tab/><text:tab/><text:tab/><text:tab/></text:span></text:p>
        <text:p text:style-name="P13"><text:span text:style-name="Norm"/></text:p>
        <text:h text:style-name="Titre2" text:outline-level="3"><text:span text:style-name="Norm">Concaténation de dictionnaires</text:span></text:h>
        <text:p text:style-name="P14"><text:span text:style-name="Norm">La méthode </text:span><text:span text:style-name="Reference">update()</text:span><text:span text:style-name="Norm"> permet de fusionner sur place deux dictionnaires</text:span></text:p>
        <text:p text:style-name="P14"><text:span text:style-name="Code">&gt;&gt;&gt; dico1.update(dico2)<text:tab/><text:tab/><text:tab/></text:span></text:p>
        <text:p text:style-name="P14"><text:span text:style-name="Code">&gt;&gt;&gt; dico1<text:tab/><text:tab/><text:tab/><text:tab/><text:tab/><text:tab/></text:span></text:p>
        <text:p text:style-name="P14"><text:span text:style-name="Code">{'one': 1, 'two': 2, 'three': 3}<text:tab/><text:tab/></text:span></text:p>
        <text:p text:style-name="P13"><text:span text:style-name="Norm"/></text:p>
        <text:p text:style-name="P13"><text:span text:style-name="Norm"/></text:p>
        <text:p text:style-name="P13"><text:span text:style-name="Norm"/></text:p>
        <text:p text:style-name="P13"><text:span text:style-name="Norm"/></text:p>
        <text:p text:style-name="P13"><text:span text:style-name="Norm"/></text:p>
        <text:p text:style-name="P13"><text:span text:style-name="Norm"/></text:p>
        <text:p text:style-name="P21"><text:span text:style-name="Code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Lecon" style:family="paragraph" style:parent-style-name="Standard" style:default-outline-level="1" style:list-style-name="">
      <style:paragraph-properties fo:margin-left="0cm" fo:margin-right="0cm" fo:margin-top="0cm" fo:margin-bottom="0.499cm" loext:contextual-spacing="false" fo:text-indent="0cm" style:auto-text-indent="false"/>
      <style:text-properties fo:color="#2b2f71" style:font-name="Work Sans SemiBold" fo:font-family="'Work Sans SemiBold'" style:font-style-name="SemiBold" style:font-family-generic="swiss" style:font-pitch="variable" fo:font-size="22pt" style:text-underline-style="solid" style:text-underline-width="auto" style:text-underline-color="font-color" fo:font-weight="normal" officeooo:rsid="0027757c" style:font-size-asian="22pt" style:font-size-complex="22pt"/>
    </style:style>
    <style:style style:name="Titre2" style:family="paragraph" style:parent-style-name="Standard" style:default-outline-level="3" style:list-style-name="">
      <style:paragraph-properties fo:margin-left="1cm" fo:margin-right="0cm" fo:margin-top="0cm" fo:margin-bottom="0.199cm" loext:contextual-spacing="false" fo:text-indent="0cm" style:auto-text-indent="false"/>
      <style:text-properties style:font-name="Work Sans" fo:font-family="'Work Sans'" style:font-family-generic="swiss" style:font-pitch="variable" fo:font-size="14pt" fo:font-weight="bold" officeooo:rsid="001f2cd6" style:font-size-asian="16pt" style:font-weight-asian="bold" style:font-size-complex="16pt" style:font-weight-complex="bold"/>
    </style:style>
    <style:style style:name="Titre1" style:family="paragraph" style:parent-style-name="TitreLecon" style:default-outline-level="2" style:list-style-name="Numbering_20_1">
      <style:paragraph-properties fo:margin-top="0.499cm" fo:margin-bottom="0.3cm" loext:contextual-spacing="false"/>
      <style:text-properties style:font-name="Work Sans Light" fo:font-family="'Work Sans Light'" style:font-style-name="Maigre" style:font-family-generic="swiss" style:font-pitch="variable" fo:font-size="18pt" fo:font-weight="250"/>
    </style:style>
    <style:style style:name="Norm" style:family="paragraph" style:parent-style-name="Standard" style:master-page-name="">
      <style:paragraph-properties fo:text-align="justify" style:justify-single-word="false" style:page-number="auto"/>
      <style:text-properties style:font-name="Work Sans1" fo:font-family="'Work Sans'" style:font-style-name="Normal" style:font-family-generic="swiss" style:font-pitch="variable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Norm" style:family="text">
      <style:text-properties style:font-name="Work Sans1" fo:font-family="'Work Sans'" style:font-style-name="Normal" style:font-family-generic="swiss" style:font-pitch="variable" style:font-size-asian="10.5pt"/>
    </style:style>
    <style:style style:name="Gras" style:family="text" style:parent-style-name="Norm">
      <style:text-properties style:font-name="Work Sans SemiBold" fo:font-family="'Work Sans SemiBold'" style:font-style-name="SemiBold" style:font-family-generic="swiss" style:font-pitch="variable" fo:font-weight="600" style:font-size-asian="10.5pt"/>
    </style:style>
    <style:style style:name="Reference" style:family="text" style:parent-style-name="Norm">
      <style:text-properties style:font-name="Work Sans Light" fo:font-family="'Work Sans Light'" style:font-style-name="Maigre" style:font-family-generic="swiss" style:font-pitch="variable" fo:font-weight="250" style:font-size-asian="10.5pt"/>
    </style:style>
    <style:style style:name="Code" style:family="text">
      <style:text-properties style:font-name="TlwgMono" fo:font-family="TlwgMono" style:font-style-name="Normal" style:font-pitch="fixed" fo:font-size="13pt" fo:font-weight="normal" fo:background-color="#e6e6ff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Puce1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1.071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1.706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2.341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2.976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3.61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4.246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4.881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5.516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6.151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6.786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">
      <style:text-properties officeooo:paragraph-rsid="002c45fe"/>
    </style:style>
    <style:style style:name="MT1" style:family="text">
      <style:text-properties style:font-name="Work Sans1" officeooo:rsid="00442afa" style:font-size-asian="10.5pt"/>
    </style:style>
    <style:style style:name="MT2" style:family="text">
      <style:text-properties style:font-name="Work Sans1" officeooo:rsid="00756328" style:font-size-asian="10.5pt"/>
    </style:style>
    <style:style style:name="MT3" style:family="text">
      <style:text-properties officeooo:rsid="00756328"/>
    </style:style>
    <style:style style:name="MT4" style:family="text">
      <style:text-properties officeooo:rsid="00442af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0.093cm" svg:y="0.086cm" svg:width="1.716cm" svg:height="0.953cm" draw:z-index="0"><draw:image xlink:href="Pictures/1000020100000321000001BC4E2B2E8AB07432D3.png" xlink:type="simple" xlink:show="embed" xlink:actuate="onLoad" loext:mime-type="image/png"/></draw:frame><draw:frame draw:style-name="Mfr2" draw:name="Image6" text:anchor-type="paragraph" svg:x="15.007cm" svg:y="0.009cm" svg:width="3.327cm" svg:height="1.018cm" draw:z-index="0"><draw:image xlink:href="Pictures/100002010000079E00000254BA397FF45A090321.png" xlink:type="simple" xlink:show="embed" xlink:actuate="onLoad" loext:mime-type="image/png"/></draw:frame></text:p>
        <text:p text:style-name="Header"/>
      </style:header>
      <style:footer>
        <text:p text:style-name="Footer"/>
      </style:footer>
    </style:master-page>
    <style:master-page style:name="PremierePage" style:page-layout-name="Mpm2">
      <style:header>
        <text:p text:style-name="Header"><draw:frame draw:style-name="Mfr1" draw:name="Image8" text:anchor-type="paragraph" svg:x="0.093cm" svg:y="0.086cm" svg:width="1.716cm" svg:height="0.953cm" draw:z-index="2"><draw:image xlink:href="Pictures/1000020100000321000001BC17AE5830388F2B2E.png" xlink:type="simple" xlink:show="embed" xlink:actuate="onLoad" loext:mime-type="image/png"/></draw:frame><draw:frame draw:style-name="Mfr2" draw:name="Image7" text:anchor-type="paragraph" svg:x="15.007cm" svg:y="0.009cm" svg:width="3.327cm" svg:height="1.018cm" draw:z-index="5"><draw:image xlink:href="Pictures/100002010000079E00000254054CB8936964A106.png" xlink:type="simple" xlink:show="embed" xlink:actuate="onLoad" loext:mime-type="image/png"/></draw:frame></text:p>
      </style:header>
      <style:footer>
        <text:p text:style-name="Norm"><draw:frame draw:style-name="Mfr1" draw:name="Image1" text:anchor-type="paragraph" svg:x="-0.026cm" svg:y="-0.021cm" svg:width="0.998cm" svg:height="1.346cm" draw:z-index="8"><draw:image xlink:href="Pictures/10000201000000AF000000ECF56CD60AB35BAA50.png" xlink:type="simple" xlink:show="embed" xlink:actuate="onLoad" loext:mime-type="image/png"/></draw:frame><text:s text:c="9"/><text:span text:style-name="MT1">7- </text:span><text:span text:style-name="MT2">Les dictionnaires</text:span><text:span text:style-name="MT3"><text:tab/><text:tab/></text:span><text:tab/><text:tab/><text:tab/><text:tab/><text:tab/><text:tab/><text:tab/><text:tab/><text:page-number text:select-page="current">3</text:page-number>/<text:page-count>3</text:page-count></text:p>
      </style:footer>
    </style:master-page>
    <style:master-page style:name="PageInterieur" style:hidden="true" style:page-layout-name="Mpm3" style:next-style-name="PremierePage">
      <style:footer>
        <text:p text:style-name="Footer"/>
      </style:footer>
    </style:master-page>
    <style:master-page style:name="PageInterieure" style:page-layout-name="Mpm4">
      <style:footer>
        <text:p text:style-name="MP1"><draw:frame draw:style-name="Mfr1" draw:name="Image2" text:anchor-type="paragraph" svg:x="-0.026cm" svg:y="-0.021cm" svg:width="0.998cm" svg:height="1.346cm" draw:z-index="0"><draw:image xlink:href="Pictures/10000201000000AF000000EC28CDA09DFCE42AB5.png" xlink:type="simple" xlink:show="embed" xlink:actuate="onLoad" loext:mime-type="image/png"/></draw:frame><text:s text:c="9"/><text:span text:style-name="MT4">3-Les listes<text:tab/><text:tab/></text:span><text:tab/><text:tab/><text:tab/><text:tab/><text:tab/><text:tab/><text:tab/><text:tab/><text:tab/><text:tab/><text:page-number text:select-page="current">0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1:00.087613897</meta:creation-date>
    <dc:date>2021-05-25T14:57:31.450015702</dc:date>
    <meta:editing-duration>PT7H47M57S</meta:editing-duration>
    <meta:editing-cycles>50</meta:editing-cycles>
    <meta:generator>LibreOffice/6.0.7.3$Linux_X86_64 LibreOffice_project/00m0$Build-3</meta:generator>
    <meta:document-statistic meta:table-count="0" meta:image-count="6" meta:object-count="0" meta:page-count="3" meta:paragraph-count="83" meta:word-count="650" meta:character-count="4185" meta:non-whitespace-character-count="3314"/>
  </office:meta>
</office:document-meta>
</file>